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tionRequest.getScree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tionRequest.setTag( Strin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tionRequest.ge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9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ctionRequest.setScreenHeight( int scree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tionRequest.getScreen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tionRequest.setScreenWidth( int scree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